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9-10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9-10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9-10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9-10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9-09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9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9-09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9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9-09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9-08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9-08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9-08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9-08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9-07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9-07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9-07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9-07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9-04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9-03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9-02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8-12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8-11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8-11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8-1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8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8-10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8-10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8-10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8-09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8-09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8-09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8-09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8-08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8-08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8-08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18" calcext:value-type="float">
            <text:p>33.45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8-08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8-08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8-07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8-07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8-07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8-07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9856" calcext:value-type="float">
            <text:p>52.94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8-06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8-06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4872" calcext:value-type="float">
            <text:p>48.12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8-06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8-06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8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7-03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7-03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7-02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3072" calcext:value-type="float">
            <text:p>60.39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7-02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5-09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5-08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5-08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5-08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8472" calcext:value-type="float">
            <text:p>35.01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5-08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5-07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5-07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5-07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5-07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4-06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4-05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4-03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4-0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4-0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3-11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3-10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3-09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3-09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3-08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3-06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3-05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3-03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3-02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3-0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2-12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2-1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2-10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2-08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2-08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2-07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2-06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2-05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2-04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2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2-0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2-01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4024" calcext:value-type="float">
            <text:p>58.10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2-0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1-1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1-11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1-10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1-09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1-07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1-04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1-03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1-0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1-01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884" calcext:value-type="float">
            <text:p>44.05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1-01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5512" calcext:value-type="float">
            <text:p>41.8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1-01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1-0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0-1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0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0-09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0-08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0-07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0-06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0-05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0-04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0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0-0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10-0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9-1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9-1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9-10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9-10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9-10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9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9-09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9-08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9-07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9-07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9-06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9-05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9-04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9-0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9-0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8-1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8-11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8-11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976" calcext:value-type="float">
            <text:p>51.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8-1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8-10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8-09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8-09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8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8-08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8-08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8-08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8-07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8-06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8-05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8-04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8-03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8-0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8-01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7-1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7-10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7-10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7-10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7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7-08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7-08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7-08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7-07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7-07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7-07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7-07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7-06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7-05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7-04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7-03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7-0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7-01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6-1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6-11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6-11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0504" calcext:value-type="float">
            <text:p>56.61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6-1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6-10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6-10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6-10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5776" calcext:value-type="float">
            <text:p>39.3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6-10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6-10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6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2208" calcext:value-type="float">
            <text:p>39.0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6-09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0896" calcext:value-type="float">
            <text:p>38.4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6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6-09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6-08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6-08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6-08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6-07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6-06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6-05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6-04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6-01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5-10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5-09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5-08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5-07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5-06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5-05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5-04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5-03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5-0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5-01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5-0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4-1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4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4-09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4-09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4-08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4-08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1936" calcext:value-type="float">
            <text:p>50.5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4-08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4-08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8848" calcext:value-type="float">
            <text:p>46.4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4-08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4-07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4-07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4-04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4-01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4-01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3-1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3-10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3-09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8184" calcext:value-type="float">
            <text:p>53.28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3-09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64384" calcext:value-type="float">
            <text:p>53.36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3-09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9344" calcext:value-type="float">
            <text:p>47.32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3-09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5744" calcext:value-type="float">
            <text:p>60.43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3-08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1616" calcext:value-type="float">
            <text:p>59.41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3-08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7784" calcext:value-type="float">
            <text:p>61.51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3-08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2336" calcext:value-type="float">
            <text:p>61.36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3-08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4456" calcext:value-type="float">
            <text:p>59.27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3-07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2704" calcext:value-type="float">
            <text:p>58.97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3-07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3-07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3-0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2-10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2-07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2-04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2-01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1-1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1-10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1-10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1-10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5952" calcext:value-type="float">
            <text:p>33.90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1-10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1-10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9149</text:p>
          </table:table-cell>
          <table:table-cell office:value-type="string" calcext:value-type="string">
            <text:p>2001-07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96" meta:object-count="0"/>
    <meta:user-defined meta:name="AppVersion">3.0</meta:user-defined>
  </office:meta>
</office:document-meta>
</file>